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5600000300361D783FB9C67B0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2" svg:font-family="arial" style:font-adornments="Corsivo" style:font-family-generic="swiss"/>
    <style:font-face style:name="arial1" svg:font-family="arial" style:font-adornments="Grassetto" style:font-family-generic="swiss"/>
    <style:font-face style:name="arial" svg:font-family="arial" style:font-adornments="Normale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4.313cm"/>
    </style:style>
    <style:style style:name="Tabella1.B" style:family="table-column">
      <style:table-column-properties style:column-width="6.297cm"/>
    </style:style>
    <style:style style:name="Tabella1.C" style:family="table-column">
      <style:table-column-properties style:column-width="6.403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013cm" fo:margin-left="0cm" table:align="left"/>
    </style:style>
    <style:style style:name="Tabella2.A" style:family="table-column">
      <style:table-column-properties style:column-width="4.313cm"/>
    </style:style>
    <style:style style:name="Tabella2.B" style:family="table-column">
      <style:table-column-properties style:column-width="6.297cm"/>
    </style:style>
    <style:style style:name="Tabella2.C" style:family="table-column">
      <style:table-column-properties style:column-width="6.403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.013cm" fo:margin-left="0cm" table:align="left"/>
    </style:style>
    <style:style style:name="Tabella3.A" style:family="table-column">
      <style:table-column-properties style:column-width="4.313cm"/>
    </style:style>
    <style:style style:name="Tabella3.B" style:family="table-column">
      <style:table-column-properties style:column-width="6.297cm"/>
    </style:style>
    <style:style style:name="Tabella3.C" style:family="table-column">
      <style:table-column-properties style:column-width="6.403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C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3" style:family="table-row">
      <style:table-row-properties style:min-row-height="1.145cm"/>
    </style:style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313cm"/>
    </style:style>
    <style:style style:name="Tabella4.B" style:family="table-column">
      <style:table-column-properties style:column-width="6.297cm"/>
    </style:style>
    <style:style style:name="Tabella4.C" style:family="table-column">
      <style:table-column-properties style:column-width="6.403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.013cm" fo:margin-left="0cm" table:align="left"/>
    </style:style>
    <style:style style:name="Tabella5.A" style:family="table-column">
      <style:table-column-properties style:column-width="4.313cm"/>
    </style:style>
    <style:style style:name="Tabella5.B" style:family="table-column">
      <style:table-column-properties style:column-width="6.297cm"/>
    </style:style>
    <style:style style:name="Tabella5.C" style:family="table-column">
      <style:table-column-properties style:column-width="6.403cm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7.013cm" fo:margin-left="0cm" table:align="left"/>
    </style:style>
    <style:style style:name="Tabella6.A" style:family="table-column">
      <style:table-column-properties style:column-width="4.313cm"/>
    </style:style>
    <style:style style:name="Tabella6.B" style:family="table-column">
      <style:table-column-properties style:column-width="6.297cm"/>
    </style:style>
    <style:style style:name="Tabella6.C" style:family="table-column">
      <style:table-column-properties style:column-width="6.403cm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C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.013cm" fo:margin-left="0cm" table:align="left"/>
    </style:style>
    <style:style style:name="Tabella7.A" style:family="table-column">
      <style:table-column-properties style:column-width="4.313cm"/>
    </style:style>
    <style:style style:name="Tabella7.B" style:family="table-column">
      <style:table-column-properties style:column-width="6.297cm"/>
    </style:style>
    <style:style style:name="Tabella7.C" style:family="table-column">
      <style:table-column-properties style:column-width="6.403cm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C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.013cm" fo:margin-left="0cm" table:align="left"/>
    </style:style>
    <style:style style:name="Tabella8.A" style:family="table-column">
      <style:table-column-properties style:column-width="4.313cm"/>
    </style:style>
    <style:style style:name="Tabella8.B" style:family="table-column">
      <style:table-column-properties style:column-width="6.297cm"/>
    </style:style>
    <style:style style:name="Tabella8.C" style:family="table-column">
      <style:table-column-properties style:column-width="6.403cm"/>
    </style:style>
    <style:style style:name="Tabel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.C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17.013cm" fo:margin-left="0cm" table:align="left"/>
    </style:style>
    <style:style style:name="Tabella9.A" style:family="table-column">
      <style:table-column-properties style:column-width="4.313cm"/>
    </style:style>
    <style:style style:name="Tabella9.B" style:family="table-column">
      <style:table-column-properties style:column-width="6.297cm"/>
    </style:style>
    <style:style style:name="Tabella9.C" style:family="table-column">
      <style:table-column-properties style:column-width="6.403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C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17.013cm" fo:margin-left="0cm" table:align="left"/>
    </style:style>
    <style:style style:name="Tabella10.A" style:family="table-column">
      <style:table-column-properties style:column-width="4.313cm"/>
    </style:style>
    <style:style style:name="Tabella10.B" style:family="table-column">
      <style:table-column-properties style:column-width="6.297cm"/>
    </style:style>
    <style:style style:name="Tabella10.C" style:family="table-column">
      <style:table-column-properties style:column-width="6.403cm"/>
    </style:style>
    <style:style style:name="Tabel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0.C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size="16pt" style:font-size-asian="14pt" style:font-size-complex="16pt"/>
    </style:style>
    <style:style style:name="P5" style:family="paragraph" style:parent-style-name="Text_20_body">
      <style:paragraph-properties fo:text-align="center" style:justify-single-word="false"/>
      <style:text-properties fo:font-size="16pt" fo:font-style="italic" fo:font-weight="bold" officeooo:rsid="0019a71e" officeooo:paragraph-rsid="0019a71e" style:font-size-asian="14pt" style:font-style-asian="italic" style:font-weight-asian="bold" style:font-size-complex="16pt" style:font-style-complex="italic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text-position="0% 100%" fo:font-weight="normal" officeooo:paragraph-rsid="0019a71e" style:font-weight-asian="normal" style:font-weight-complex="normal"/>
    </style:style>
    <style:style style:name="P7" style:family="paragraph" style:parent-style-name="Text_20_body">
      <style:text-properties officeooo:paragraph-rsid="0019a71e"/>
    </style:style>
    <style:style style:name="P8" style:family="paragraph" style:parent-style-name="Text_20_body">
      <style:text-properties officeooo:rsid="0025aa4f" officeooo:paragraph-rsid="0025aa4f"/>
    </style:style>
    <style:style style:name="P9" style:family="paragraph" style:parent-style-name="Text_20_body">
      <style:text-properties officeooo:paragraph-rsid="0025aa4f"/>
    </style:style>
    <style:style style:name="P10" style:family="paragraph" style:parent-style-name="Text_20_body">
      <style:text-properties fo:font-style="normal" officeooo:rsid="0025aa4f" officeooo:paragraph-rsid="0025aa4f" style:font-style-asian="normal" style:font-style-complex="normal"/>
    </style:style>
    <style:style style:name="P11" style:family="paragraph" style:parent-style-name="Text_20_body">
      <style:text-properties fo:font-style="normal" officeooo:rsid="0025aa4f" officeooo:paragraph-rsid="0026c566" style:font-style-asian="normal" style:font-style-complex="normal"/>
    </style:style>
    <style:style style:name="P12" style:family="paragraph" style:parent-style-name="Text_20_body">
      <style:text-properties officeooo:paragraph-rsid="0027d251"/>
    </style:style>
    <style:style style:name="P13" style:family="paragraph" style:parent-style-name="Text_20_body">
      <style:text-properties fo:font-weight="bold" officeooo:paragraph-rsid="002aa505" style:font-weight-asian="bold" style:font-weight-complex="bold"/>
    </style:style>
    <style:style style:name="P14" style:family="paragraph" style:parent-style-name="Text_20_body">
      <style:text-properties fo:font-weight="normal" officeooo:paragraph-rsid="0027d251" style:font-weight-asian="normal" style:font-weight-complex="normal"/>
    </style:style>
    <style:style style:name="P15" style:family="paragraph" style:parent-style-name="Text_20_body">
      <style:text-properties fo:font-weight="normal" officeooo:paragraph-rsid="0028e9d9" style:font-weight-asian="normal" style:font-weight-complex="normal"/>
    </style:style>
    <style:style style:name="P16" style:family="paragraph" style:parent-style-name="Text_20_body">
      <style:text-properties officeooo:paragraph-rsid="0028e9d9"/>
    </style:style>
    <style:style style:name="P17" style:family="paragraph" style:parent-style-name="Standard">
      <style:paragraph-properties fo:text-align="justify" style:justify-single-word="false"/>
      <style:text-properties fo:font-size="14pt" fo:font-style="normal" fo:font-weight="normal" officeooo:rsid="0019a71e" officeooo:paragraph-rsid="0025aa4f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officeooo:paragraph-rsid="0027d251"/>
    </style:style>
    <style:style style:name="P19" style:family="paragraph" style:parent-style-name="Standard">
      <style:text-properties style:font-name="arial" fo:font-size="11pt" officeooo:rsid="0027d251" officeooo:paragraph-rsid="0027d251"/>
    </style:style>
    <style:style style:name="P20" style:family="paragraph" style:parent-style-name="Standard">
      <style:text-properties style:font-name="arial" fo:font-size="11pt" officeooo:rsid="0027d251" officeooo:paragraph-rsid="0028e9d9"/>
    </style:style>
    <style:style style:name="P21" style:family="paragraph" style:parent-style-name="Standard">
      <style:text-properties style:font-name="arial" fo:font-size="11pt" officeooo:rsid="0028e9d9" officeooo:paragraph-rsid="0028e9d9"/>
    </style:style>
    <style:style style:name="P22" style:family="paragraph" style:parent-style-name="Standard">
      <style:text-properties style:font-name="arial" fo:font-size="11pt" fo:font-weight="normal" officeooo:rsid="002c6273" officeooo:paragraph-rsid="002c6273" style:font-weight-asian="normal" style:font-weight-complex="normal"/>
    </style:style>
    <style:style style:name="P23" style:family="paragraph" style:parent-style-name="Standard">
      <style:text-properties officeooo:paragraph-rsid="0028e9d9"/>
    </style:style>
    <style:style style:name="P24" style:family="paragraph" style:parent-style-name="Standard">
      <style:text-properties officeooo:paragraph-rsid="002aa505"/>
    </style:style>
    <style:style style:name="P25" style:family="paragraph" style:parent-style-name="Standard">
      <style:text-properties officeooo:paragraph-rsid="002c6273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26c566" officeooo:paragraph-rsid="0026c566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26c566" officeooo:paragraph-rsid="0027d251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26c566" officeooo:paragraph-rsid="0028e9d9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26c566" officeooo:paragraph-rsid="002aa505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officeooo:rsid="0026c566" officeooo:paragraph-rsid="0026c566"/>
    </style:style>
    <style:style style:name="P31" style:family="paragraph" style:parent-style-name="Table_20_Contents">
      <style:text-properties officeooo:paragraph-rsid="0026c566"/>
    </style:style>
    <style:style style:name="P32" style:family="paragraph" style:parent-style-name="Table_20_Contents">
      <style:text-properties officeooo:paragraph-rsid="0026d0ee"/>
    </style:style>
    <style:style style:name="P33" style:family="paragraph" style:parent-style-name="Table_20_Contents">
      <style:text-properties officeooo:paragraph-rsid="0027d251"/>
    </style:style>
    <style:style style:name="P34" style:family="paragraph" style:parent-style-name="Table_20_Contents">
      <style:paragraph-properties fo:text-align="center" style:justify-single-word="false"/>
      <style:text-properties officeooo:rsid="0027d251" officeooo:paragraph-rsid="0027d251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1pt" officeooo:rsid="0027d251" officeooo:paragraph-rsid="0027d251"/>
    </style:style>
    <style:style style:name="P36" style:family="paragraph" style:parent-style-name="Table_20_Contents">
      <style:text-properties style:font-name="arial" fo:font-size="11pt" officeooo:rsid="0027d251" officeooo:paragraph-rsid="0027d251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1pt" officeooo:rsid="0028e9d9" officeooo:paragraph-rsid="0028e9d9"/>
    </style:style>
    <style:style style:name="P38" style:family="paragraph" style:parent-style-name="Table_20_Contents">
      <style:text-properties style:font-name="arial" fo:font-size="11pt" officeooo:rsid="0028e9d9" officeooo:paragraph-rsid="0028e9d9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2aa505" officeooo:paragraph-rsid="002aa505" style:font-weight-asian="normal" style:font-weight-complex="normal"/>
    </style:style>
    <style:style style:name="P40" style:family="paragraph" style:parent-style-name="Table_20_Contents">
      <style:text-properties style:font-name="arial" fo:font-size="11pt" officeooo:rsid="003002b5" officeooo:paragraph-rsid="0031342a"/>
    </style:style>
    <style:style style:name="P41" style:family="paragraph" style:parent-style-name="Table_20_Contents">
      <style:text-properties style:font-name="arial" fo:font-size="11pt" officeooo:rsid="0031342a" officeooo:paragraph-rsid="0031342a"/>
    </style:style>
    <style:style style:name="P42" style:family="paragraph" style:parent-style-name="Table_20_Contents">
      <style:paragraph-properties fo:text-align="center" style:justify-single-word="false"/>
      <style:text-properties officeooo:paragraph-rsid="0028e9d9"/>
    </style:style>
    <style:style style:name="P43" style:family="paragraph" style:parent-style-name="Table_20_Contents">
      <style:paragraph-properties fo:text-align="center" style:justify-single-word="false"/>
      <style:text-properties officeooo:rsid="0028e9d9" officeooo:paragraph-rsid="0028e9d9"/>
    </style:style>
    <style:style style:name="P44" style:family="paragraph" style:parent-style-name="Table_20_Contents">
      <style:text-properties officeooo:rsid="002c6273" officeooo:paragraph-rsid="002c6273"/>
    </style:style>
    <style:style style:name="P45" style:family="paragraph" style:parent-style-name="Table_20_Contents">
      <style:text-properties officeooo:rsid="002e2077" officeooo:paragraph-rsid="002e2077"/>
    </style:style>
    <style:style style:name="P46" style:family="paragraph" style:parent-style-name="Table_20_Contents">
      <style:text-properties officeooo:paragraph-rsid="0031342a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1pt" officeooo:rsid="0027d251" officeooo:paragraph-rsid="0027d251"/>
    </style:style>
    <style:style style:name="P48" style:family="paragraph" style:parent-style-name="Table_20_Contents">
      <style:text-properties style:font-name="arial" fo:font-size="11pt" officeooo:rsid="0027d251" officeooo:paragraph-rsid="0027d251"/>
    </style:style>
    <style:style style:name="P49" style:family="paragraph" style:parent-style-name="Table_20_Contents">
      <style:text-properties style:font-name="arial" fo:font-size="11pt" fo:font-style="normal" officeooo:rsid="003002b5" officeooo:paragraph-rsid="0031342a" style:font-style-asian="normal" style:font-style-complex="normal"/>
    </style:style>
    <style:style style:name="P50" style:family="paragraph" style:parent-style-name="Table_20_Contents">
      <style:text-properties style:font-name="arial" fo:font-size="11pt" fo:font-style="normal" officeooo:rsid="0031342a" officeooo:paragraph-rsid="0031342a" style:font-style-asian="normal" style:font-style-complex="normal"/>
    </style:style>
    <style:style style:name="P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Contents_20_Heading">
      <style:paragraph-properties fo:break-before="page"/>
    </style:style>
    <style:style style:name="P54" style:family="paragraph" style:parent-style-name="Heading_20_1">
      <style:paragraph-properties fo:break-before="page"/>
      <style:text-properties officeooo:rsid="0019a71e" officeooo:paragraph-rsid="0019a71e"/>
    </style:style>
    <style:style style:name="P55" style:family="paragraph" style:parent-style-name="Heading_20_1">
      <style:paragraph-properties fo:break-before="page"/>
      <style:text-properties officeooo:rsid="0025aa4f" officeooo:paragraph-rsid="0025aa4f"/>
    </style:style>
    <style:style style:name="P56" style:family="paragraph" style:parent-style-name="Heading_20_1">
      <style:paragraph-properties fo:break-before="page"/>
      <style:text-properties officeooo:rsid="00323c61" officeooo:paragraph-rsid="00323c61"/>
    </style:style>
    <style:style style:name="P57" style:family="paragraph" style:parent-style-name="Heading_20_2">
      <style:text-properties officeooo:rsid="0026c566" officeooo:paragraph-rsid="0026c566"/>
    </style:style>
    <style:style style:name="P58" style:family="paragraph" style:parent-style-name="Heading_20_2">
      <style:text-properties officeooo:rsid="0027d251" officeooo:paragraph-rsid="0027d251"/>
    </style:style>
    <style:style style:name="P59" style:family="paragraph" style:parent-style-name="Heading_20_2">
      <style:text-properties officeooo:rsid="0028e9d9" officeooo:paragraph-rsid="0028e9d9"/>
    </style:style>
    <style:style style:name="P60" style:family="paragraph" style:parent-style-name="Heading_20_2">
      <style:text-properties officeooo:rsid="002aa505" officeooo:paragraph-rsid="002aa505"/>
    </style:style>
    <style:style style:name="P61" style:family="paragraph" style:parent-style-name="Heading_20_2">
      <style:text-properties officeooo:rsid="00323c61" officeooo:paragraph-rsid="00323c61"/>
    </style:style>
    <style:style style:name="P62" style:family="paragraph" style:parent-style-name="Heading_20_2">
      <style:text-properties officeooo:paragraph-rsid="00323c61"/>
    </style:style>
    <style:style style:name="P63" style:family="paragraph" style:parent-style-name="Heading_20_2">
      <style:text-properties officeooo:rsid="003490d8" officeooo:paragraph-rsid="003490d8"/>
    </style:style>
    <style:style style:name="P64" style:family="paragraph" style:parent-style-name="Text_20_body">
      <style:text-properties officeooo:rsid="00323c61" officeooo:paragraph-rsid="00323c61"/>
    </style:style>
    <style:style style:name="P65" style:family="paragraph" style:parent-style-name="Text_20_body">
      <style:text-properties officeooo:paragraph-rsid="00323c61"/>
    </style:style>
    <style:style style:name="P66" style:family="paragraph" style:parent-style-name="Text_20_body">
      <style:text-properties fo:font-style="italic" fo:font-weight="bold" officeooo:rsid="00323c61" officeooo:paragraph-rsid="00323c61" style:font-style-asian="italic" style:font-weight-asian="bold" style:font-style-complex="italic" style:font-weight-complex="bold"/>
    </style:style>
    <style:style style:name="P67" style:family="paragraph" style:parent-style-name="Text_20_body">
      <style:text-properties fo:font-style="italic" fo:font-weight="bold" officeooo:rsid="00333b90" officeooo:paragraph-rsid="00333b90" style:font-style-asian="italic" style:font-weight-asian="bold" style:font-style-complex="italic" style:font-weight-complex="bold"/>
    </style:style>
    <style:style style:name="P68" style:family="paragraph" style:parent-style-name="Text_20_body">
      <style:text-properties fo:font-style="italic" fo:font-weight="bold" officeooo:rsid="003490d8" officeooo:paragraph-rsid="003490d8" style:font-style-asian="italic" style:font-weight-asian="bold" style:font-style-complex="italic" style:font-weight-complex="bold"/>
    </style:style>
    <style:style style:name="P69" style:family="paragraph" style:parent-style-name="Text_20_body">
      <style:text-properties officeooo:paragraph-rsid="00333b90"/>
    </style:style>
    <style:style style:name="P70" style:family="paragraph" style:parent-style-name="Text_20_body">
      <style:text-properties officeooo:paragraph-rsid="003490d8"/>
    </style:style>
    <style:style style:name="P71" style:family="paragraph" style:parent-style-name="Text_20_body">
      <style:text-properties fo:font-weight="normal" officeooo:paragraph-rsid="003490d8" style:font-weight-asian="normal" style:font-weight-complex="normal"/>
    </style:style>
    <style:style style:name="P72" style:family="paragraph" style:parent-style-name="Text_20_body">
      <style:text-properties fo:font-weight="normal" officeooo:rsid="003490d8" officeooo:paragraph-rsid="003490d8" style:font-weight-asian="normal" style:font-weight-complex="normal"/>
    </style:style>
    <style:style style:name="P73" style:family="paragraph" style:parent-style-name="Text_20_body">
      <style:paragraph-properties fo:break-before="page"/>
      <style:text-properties fo:font-style="italic" fo:font-weight="bold" officeooo:rsid="003490d8" officeooo:paragraph-rsid="003490d8" style:font-style-asian="italic" style:font-weight-asian="bold" style:font-style-complex="italic" style:font-weight-complex="bold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25aa4f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323c61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333b90" style:font-style-asian="italic" style:font-weight-asian="normal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3002b5" style:font-style-asian="italic" style:font-style-complex="italic"/>
    </style:style>
    <style:style style:name="T7" style:family="text">
      <style:text-properties fo:font-style="italic" officeooo:rsid="0031342a" style:font-style-asian="italic" style:font-style-complex="italic"/>
    </style:style>
    <style:style style:name="T8" style:family="text">
      <style:text-properties fo:font-style="italic" fo:font-weight="bold" officeooo:rsid="00323c61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333b90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3490d8" style:font-style-asian="italic" style:font-weight-asian="bold" style:font-style-complex="italic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1342a" style:font-style-asian="normal" style:font-style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323c61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33b90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490d8" style:font-style-asian="normal" style:font-weight-asian="normal" style:font-style-complex="normal" style:font-weight-complex="normal"/>
    </style:style>
    <style:style style:name="T18" style:family="text">
      <style:text-properties style:font-name="arial" fo:font-size="11pt"/>
    </style:style>
    <style:style style:name="T19" style:family="text">
      <style:text-properties style:font-name="arial" fo:font-size="11pt" officeooo:rsid="0027d251"/>
    </style:style>
    <style:style style:name="T20" style:family="text">
      <style:text-properties style:font-name="arial" fo:font-size="11pt" officeooo:rsid="0028e9d9"/>
    </style:style>
    <style:style style:name="T21" style:family="text">
      <style:text-properties style:font-name="arial" fo:font-size="11pt" officeooo:rsid="002c6273"/>
    </style:style>
    <style:style style:name="T22" style:family="text">
      <style:text-properties style:font-name="arial" fo:font-size="11pt" fo:font-weight="normal" officeooo:rsid="0028e9d9" style:font-weight-asian="normal" style:font-weight-complex="normal"/>
    </style:style>
    <style:style style:name="T23" style:family="text">
      <style:text-properties style:font-name="arial" fo:font-size="11pt" fo:font-weight="normal" officeooo:rsid="002c6273" style:font-weight-asian="normal" style:font-weight-complex="normal"/>
    </style:style>
    <style:style style:name="T24" style:family="text">
      <style:text-properties style:font-name="arial" fo:font-size="11pt" officeooo:rsid="002e2077"/>
    </style:style>
    <style:style style:name="T25" style:family="text">
      <style:text-properties style:font-name="arial" fo:font-size="11pt" officeooo:rsid="003002b5"/>
    </style:style>
    <style:style style:name="T26" style:family="text">
      <style:text-properties style:font-name="arial" fo:font-size="11pt" officeooo:rsid="0031342a"/>
    </style:style>
    <style:style style:name="T27" style:family="text">
      <style:text-properties style:font-name="arial" fo:font-size="11pt"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style:font-name="arial" fo:font-size="11pt" fo:font-style="normal" fo:font-weight="normal" officeooo:rsid="00323c61" style:font-style-asian="normal" style:font-weight-asian="normal" style:font-style-complex="normal" style:font-weight-complex="normal"/>
    </style:style>
    <style:style style:name="T29" style:family="text">
      <style:text-properties style:font-name="arial" fo:font-size="11pt" fo:font-style="normal" fo:font-weight="normal" officeooo:rsid="00333b90" style:font-style-asian="normal" style:font-weight-asian="normal" style:font-style-complex="normal" style:font-weight-complex="normal"/>
    </style:style>
    <style:style style:name="T30" style:family="text">
      <style:text-properties style:font-name="arial" fo:font-size="11pt" fo:font-style="normal" fo:font-weight="normal" officeooo:rsid="003490d8" style:font-style-asian="normal" style:font-weight-asian="normal" style:font-style-complex="normal" style:font-weight-complex="normal"/>
    </style:style>
    <style:style style:name="T31" style:family="text">
      <style:text-properties officeooo:rsid="002c6273"/>
    </style:style>
    <style:style style:name="T32" style:family="text">
      <style:text-properties officeooo:rsid="003002b5"/>
    </style:style>
    <style:style style:name="T33" style:family="text">
      <style:text-properties officeooo:rsid="00323c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SpottyThings</text:p>
      <text:p text:style-name="P17"/>
      <text:p text:style-name="P17">Documento di specifica dei requisiti funzionali e non funzionali con diagrammi dei casi d’uso, tabelle, <text:bookmark text:name="_GoBack"/>diagrammi di contesto e dei componenti.</text:p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53">Indice</text:p>
          </text:index-title>
          <text:p text:style-name="P51"><text:a xlink:type="simple" xlink:href="#__RefHeading___Toc211_1698590011" text:style-name="Index_20_Link" text:visited-style-name="Index_20_Link">Scopo del documento<text:tab/>3</text:a></text:p>
          <text:p text:style-name="P51"><text:a xlink:type="simple" xlink:href="#__RefHeading___Toc3035_2918665869" text:style-name="Index_20_Link" text:visited-style-name="Index_20_Link">Requisiti funzionali<text:tab/>4</text:a></text:p>
          <text:p text:style-name="P51"><text:a xlink:type="simple" xlink:href="#__RefHeading___Toc3037_2918665869" text:style-name="Index_20_Link" text:visited-style-name="Index_20_Link">Requisiti non funzionali<text:tab/>5</text:a></text:p>
          <text:p text:style-name="P52"><text:a xlink:type="simple" xlink:href="#__RefHeading___Toc1006_2716549688" text:style-name="Index_20_Link" text:visited-style-name="Index_20_Link">Sicurezza<text:tab/>5</text:a></text:p>
          <text:p text:style-name="P52"><text:a xlink:type="simple" xlink:href="#__RefHeading___Toc583_3031824570" text:style-name="Index_20_Link" text:visited-style-name="Index_20_Link">Portabilità<text:tab/>5</text:a></text:p>
          <text:p text:style-name="P52"><text:a xlink:type="simple" xlink:href="#__RefHeading___Toc585_3031824570" text:style-name="Index_20_Link" text:visited-style-name="Index_20_Link">Usabilità<text:tab/>6</text:a></text:p>
          <text:p text:style-name="P52"><text:a xlink:type="simple" xlink:href="#__RefHeading___Toc587_3031824570" text:style-name="Index_20_Link" text:visited-style-name="Index_20_Link">Accessibilità<text:tab/>6</text:a></text:p>
          <text:p text:style-name="P52"><text:a xlink:type="simple" xlink:href="#__RefHeading___Toc589_3031824570" text:style-name="Index_20_Link" text:visited-style-name="Index_20_Link">Privacy<text:tab/>7</text:a></text:p>
          <text:p text:style-name="P52"><text:a xlink:type="simple" xlink:href="#__RefHeading___Toc591_3031824570" text:style-name="Index_20_Link" text:visited-style-name="Index_20_Link">Prestazioni<text:tab/>8</text:a></text:p>
          <text:p text:style-name="P52"><text:a xlink:type="simple" xlink:href="#__RefHeading___Toc593_3031824570" text:style-name="Index_20_Link" text:visited-style-name="Index_20_Link">Robustezza<text:tab/>8</text:a></text:p>
          <text:p text:style-name="P52"><text:a xlink:type="simple" xlink:href="#__RefHeading___Toc595_3031824570" text:style-name="Index_20_Link" text:visited-style-name="Index_20_Link">Localizzazione<text:tab/>8</text:a></text:p>
          <text:p text:style-name="P52"><text:a xlink:type="simple" xlink:href="#__RefHeading___Toc597_3031824570" text:style-name="Index_20_Link" text:visited-style-name="Index_20_Link">Operatività<text:tab/>8</text:a></text:p>
          <text:p text:style-name="P52"><text:a xlink:type="simple" xlink:href="#__RefHeading___Toc599_3031824570" text:style-name="Index_20_Link" text:visited-style-name="Index_20_Link">Capacità<text:tab/>9</text:a></text:p>
          <text:p text:style-name="P51"><text:a xlink:type="simple" xlink:href="#__RefHeading___Toc2868_493941056" text:style-name="Index_20_Link" text:visited-style-name="Index_20_Link">Analisi del contesto<text:tab/>10</text:a></text:p>
          <text:p text:style-name="P52"><text:a xlink:type="simple" xlink:href="#__RefHeading___Toc2870_493941056" text:style-name="Index_20_Link" text:visited-style-name="Index_20_Link">Attori e sistemi esterni<text:tab/>10</text:a></text:p>
        </text:index-body>
      </text:table-of-content>
      <text:p text:style-name="P6"/>
      <text:h text:style-name="P54" text:outline-level="1"><text:bookmark-start text:name="__RefHeading___Toc211_1698590011"/>Scopo del documento<text:bookmark-end text:name="__RefHeading___Toc211_1698590011"/></text:h>
      <text:p text:style-name="P7"/>
      <text:p text:style-name="P8">Con il presente documento si intende effettuare una specifica dei vari requisiti funzionali e non funzionali aggiungendo ulteriori dettagli. Rispetto al documento <text:span text:style-name="T5">D1-T25</text:span><text:span text:style-name="T12">, verrà effettuata una modellazione mediante UML dei requisiti funzionali (diagramma dei casi d’uso) dei vari requisiti funzionali e poi un’ulteriore descrizione in linguaggio naturale minimamente strutturato oppure mediante diagramma di stato, diagramma della attività o swimlanes.</text:span></text:p>
      <text:p text:style-name="P10">Inoltre verrà fatta una tabella per organizzare i requisiti non funzionali e mettere in evidenza le misure utilizzabili per verificare l’effettivo soddisfacimento del preciso requisito nel nostro sistema.</text:p>
      <text:p text:style-name="P10">Verrà inserito anche un diagramma del contesto per specificare i vari sistemi esterni con cui si interagisce e i corrispettivi flussi di informazione.</text:p>
      <text:p text:style-name="P10">Infine un diagramma dei componenti sarà aggiunto … .</text:p>
      <text:h text:style-name="P55" text:outline-level="1"><text:bookmark-start text:name="__RefHeading___Toc3035_2918665869"/>Requisiti funzionali<text:bookmark-end text:name="__RefHeading___Toc3035_2918665869"/></text:h>
      <text:p text:style-name="P9"/>
      <text:p text:style-name="P8">Nel presente capitolo vengono riportati i requisiti funzionali del progetto <text:span text:style-name="T5">SpottyThings </text:span><text:span text:style-name="T12">mediante dei diagrammi dei casi d’uso di UML e una descrizione o in linguaggio naturale o con ulteriori diagrammi UML.</text:span></text:p>
      <text:h text:style-name="P55" text:outline-level="1"><text:bookmark-start text:name="__RefHeading___Toc3037_2918665869"/>Requisiti non funzionali<text:bookmark-end text:name="__RefHeading___Toc3037_2918665869"/></text:h>
      <text:p text:style-name="P8"/>
      <text:p text:style-name="P8">Nel seguente capitolo riportiamo una tabella in cui organizziamo i vari requisiti non funzionali di <text:span text:style-name="T5">SpottyThings </text:span><text:span text:style-name="T12">in una tabella con il titolo del requisito non funzionale, una sua breve descrizione e la misura usata per verificarne l’attuazione.</text:span></text:p>
      <text:p text:style-name="P11"/>
      <text:h text:style-name="P57" text:outline-level="2"><text:bookmark-start text:name="__RefHeading___Toc1006_2716549688"/>Sicurezza<text:bookmark-end text:name="__RefHeading___Toc1006_2716549688"/></text:h>
      <text:p text:style-name="P11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leLine94101373237104">
          <table:table-cell table:style-name="Tabella1.A1" office:value-type="string">
            <text:p text:style-name="P26">Titolo</text:p>
          </table:table-cell>
          <table:table-cell table:style-name="Tabella1.A1" office:value-type="string">
            <text:p text:style-name="P26">Descrizione</text:p>
          </table:table-cell>
          <table:table-cell table:style-name="Tabella1.C1" office:value-type="string">
            <text:p text:style-name="P26">Misura</text:p>
          </table:table-cell>
        </table:table-row>
        <table:table-row table:style-name="TableLine94101373673200">
          <table:table-cell table:style-name="Tabella1.A2" office:value-type="string">
            <text:p text:style-name="P30">Strong password.</text:p>
          </table:table-cell>
          <table:table-cell table:style-name="Tabella1.A2" office:value-type="string">
            <text:p text:style-name="P32">La password deve essere robusta.</text:p>
          </table:table-cell>
          <table:table-cell table:style-name="Tabella1.C2" office:value-type="string">
            <text:p text:style-name="P31">Deve contenere almeno 8 caratteri di cui almeno una lettera maiuscola, <text:s text:c="2"/>una minuscola, un numero e un carattere speciale tra i seguenti: ! ” £ $ % &amp; ? € ^ =.</text:p>
          </table:table-cell>
        </table:table-row>
        <table:table-row table:style-name="TableLine94101373697104">
          <table:table-cell table:style-name="Tabella1.A2" office:value-type="string">
            <text:p text:style-name="P30">Ripristino password.</text:p>
          </table:table-cell>
          <table:table-cell table:style-name="Tabella1.A2" office:value-type="string">
            <text:p text:style-name="P31">Il ripristino della password deve avvenire in maniera sicura e secondo una procedura precisa.</text:p>
          </table:table-cell>
          <table:table-cell table:style-name="Tabella1.C2" office:value-type="string">
            <text:p text:style-name="P31">Accesso a un link di ripristino inviato via mail all’utente, da cui accedere alla schermata di scelta nuova password.</text:p>
          </table:table-cell>
        </table:table-row>
        <table:table-row table:style-name="TableLine94101373718976">
          <table:table-cell table:style-name="Tabella1.A2" office:value-type="string">
            <text:p text:style-name="P30">Cambio password.</text:p>
          </table:table-cell>
          <table:table-cell table:style-name="Tabella1.A2" office:value-type="string">
            <text:p text:style-name="P31">La modifica della password deve avvenire in maniera sicura e secondo una procedura precisa.</text:p>
          </table:table-cell>
          <table:table-cell table:style-name="Tabella1.C2" office:value-type="string">
            <text:p text:style-name="P31">Prima di scegliere la nuova password, deve venire inserita due volte la password precedente.</text:p>
          </table:table-cell>
        </table:table-row>
        <table:table-row table:style-name="TableLine94101373719824">
          <table:table-cell table:style-name="Tabella1.A2" office:value-type="string">
            <text:p text:style-name="P30">Blocco account.</text:p>
          </table:table-cell>
          <table:table-cell table:style-name="Tabella1.A2" office:value-type="string">
            <text:p text:style-name="P31">Per proteggere il profilo degli utenti, il tentativo di accesso all’account da parte di terzi deve venire ostacolato.</text:p>
          </table:table-cell>
          <table:table-cell table:style-name="Tabella1.C2" office:value-type="string">
            <text:p text:style-name="P31">Dopo 4 tentativi di accesso con password errata verrà bloccato l’account. Sarà necessario accedere ad un link inviato via mail e reimpostare la password.</text:p>
          </table:table-cell>
        </table:table-row>
        <table:table-row table:style-name="TableLine94101373720624">
          <table:table-cell table:style-name="Tabella1.A2" office:value-type="string">
            <text:p text:style-name="P30">Autenticazione a due fattori.</text:p>
          </table:table-cell>
          <table:table-cell table:style-name="Tabella1.A2" office:value-type="string">
            <text:p text:style-name="P31">Il sistema prevede facoltativamente un ulteriore protezione del profilo in fase di login.</text:p>
          </table:table-cell>
          <table:table-cell table:style-name="Tabella1.C2" office:value-type="string">
            <text:p text:style-name="P31">In fase di login, dopo le credenziale viene richiesto un codice di conferma a 6 cifre mandato al numero di telefono indicato dall’utente.</text:p>
          </table:table-cell>
        </table:table-row>
        <table:table-row table:style-name="TableLine94101373721376">
          <table:table-cell table:style-name="Tabella1.A2" office:value-type="string">
            <text:p text:style-name="P30">Sicurezza dei pagamenti.</text:p>
          </table:table-cell>
          <table:table-cell table:style-name="Tabella1.A2" office:value-type="string">
            <text:p text:style-name="P31">I dati inseriti dall’utente per i metodi di pagamento non devono venire intercettati da terzi.</text:p>
          </table:table-cell>
          <table:table-cell table:style-name="Tabella1.C2" office:value-type="string">
            <text:p text:style-name="P31">Il sistema supporterà un sistema di sicurezza di livello trasporto da TLS 1.0 a TLS 1.3 <text:span text:style-name="T31">e userà il protocollo https </text:span><text:span text:style-name="T32">(come tra l’altro richiesto dal articolo 32 del GDPR (</text:span><text:span text:style-name="T6">Sicurezza del trattamento</text:span><text:span text:style-name="T32">, ovvero vengono messe in atto misure per garantire un livello di sicurezza per i dati in possesso).</text:span></text:p>
          </table:table-cell>
        </table:table-row>
      </table:table>
      <text:p text:style-name="P11"/>
      <text:h text:style-name="P58" text:outline-level="2"><text:bookmark-start text:name="__RefHeading___Toc583_3031824570"/>Portabilità<text:bookmark-end text:name="__RefHeading___Toc583_3031824570"/></text:h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leLine94101373724256">
          <table:table-cell table:style-name="Tabella2.A1" office:value-type="string">
            <text:p text:style-name="P27">Titolo</text:p>
          </table:table-cell>
          <table:table-cell table:style-name="Tabella2.A1" office:value-type="string">
            <text:p text:style-name="P27">Descrizione</text:p>
          </table:table-cell>
          <table:table-cell table:style-name="Tabella2.C1" office:value-type="string">
            <text:p text:style-name="P27">Misura</text:p>
          </table:table-cell>
        </table:table-row>
        <table:table-row table:style-name="TableLine94101373749104">
          <table:table-cell table:style-name="Tabella2.A2" office:value-type="string">
            <text:p text:style-name="P35">Versioni supportate di Google Chrome.</text:p>
          </table:table-cell>
          <table:table-cell table:style-name="Tabella2.A2" office:value-type="string">
            <text:p text:style-name="P36">L’applicazione web deve funzionare correttamente su Google Chro<text:soft-page-break/>me.</text:p>
          </table:table-cell>
          <table:table-cell table:style-name="Tabella2.C2" office:value-type="string">
            <text:p text:style-name="P36">L’applicazione sarà compatibile a partire dalla versione 97.0.4692 del <text:soft-page-break/>4 gennaio 2022.</text:p>
          </table:table-cell>
        </table:table-row>
        <table:table-row table:style-name="TableLine94101373751040">
          <table:table-cell table:style-name="Tabella2.A2" office:value-type="string">
            <text:p text:style-name="P35">Versioni supportate di Mozilla Firefox.</text:p>
          </table:table-cell>
          <table:table-cell table:style-name="Tabella2.A2" office:value-type="string">
            <text:p text:style-name="P36">L’applicazione web deve funzionare correttamente su Mozilla Firefox.</text:p>
          </table:table-cell>
          <table:table-cell table:style-name="Tabella2.C2" office:value-type="string">
            <text:p text:style-name="P36">L’applicazione sarà compatibile <text:s/>a partire dalla versione Firefox 96.0.3 del 27 gennaio 2022.</text:p>
          </table:table-cell>
        </table:table-row>
        <table:table-row table:style-name="TableLine94101373751840">
          <table:table-cell table:style-name="Tabella2.A2" office:value-type="string">
            <text:p text:style-name="P35">Versioni supportate di Safari.</text:p>
          </table:table-cell>
          <table:table-cell table:style-name="Tabella2.A2" office:value-type="string">
            <text:p text:style-name="P36">L’applicazione web deve funzionare correttamente su Safari.</text:p>
          </table:table-cell>
          <table:table-cell table:style-name="Tabella2.C2" office:value-type="string">
            <text:p text:style-name="P36">La compatibilità è garantita dalle prime versioni rilasciate nel 2022.</text:p>
          </table:table-cell>
        </table:table-row>
        <table:table-row table:style-name="TableLine94101373752688">
          <table:table-cell table:style-name="Tabella2.A2" office:value-type="string">
            <text:p text:style-name="P35">Versioni supportate di Opera.</text:p>
          </table:table-cell>
          <table:table-cell table:style-name="Tabella2.A2" office:value-type="string">
            <text:p text:style-name="P36">L’applicazione web deve funzionare correttamente su Opera.</text:p>
          </table:table-cell>
          <table:table-cell table:style-name="Tabella2.C2" office:value-type="string">
            <text:p text:style-name="P36">L’applicazione sarà compatibile <text:s/>a partire dalla versione Opera 93 del 19 gennaio 2022.</text:p>
          </table:table-cell>
        </table:table-row>
        <table:table-row table:style-name="TableLine94101373753488">
          <table:table-cell table:style-name="Tabella2.A2" office:value-type="string">
            <text:p text:style-name="P34">Dispositivi supportati.</text:p>
          </table:table-cell>
          <table:table-cell table:style-name="Tabella2.A2" office:value-type="string">
            <text:p text:style-name="P25"><text:span text:style-name="T21">Il sistema deve adattarsi correttamente alle dimensioni delle diverse schermate dei dispositivi mobili, </text:span><text:s/>quali desktop, tablet e smartphone.</text:p>
          </table:table-cell>
          <table:table-cell table:style-name="Tabella2.C2" office:value-type="string">
            <text:p text:style-name="P45"><text:span text:style-name="T24">I</text:span><text:span text:style-name="T18">l front-end del sistema deve venire sviluppato usando dei contenitori fluidi e dinamici per le varie funzionalità che non sfruttano un posizionamento assoluto sullo schermo ma che si adattano e ai diversi schermi non modificando le proprie proporzioni.</text:span></text:p>
          </table:table-cell>
        </table:table-row>
      </table:table>
      <text:p text:style-name="P18"/>
      <text:h text:style-name="P58" text:outline-level="2"><text:bookmark-start text:name="__RefHeading___Toc585_3031824570"/>Usabilità<text:bookmark-end text:name="__RefHeading___Toc585_3031824570"/></text:h>
      <text:p text:style-name="P12"/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leLine94101373728016">
          <table:table-cell table:style-name="Tabella3.A1" office:value-type="string">
            <text:p text:style-name="P27">Titolo</text:p>
          </table:table-cell>
          <table:table-cell table:style-name="Tabella3.A1" office:value-type="string">
            <text:p text:style-name="P27">Descrizione</text:p>
          </table:table-cell>
          <table:table-cell table:style-name="Tabella3.C1" office:value-type="string">
            <text:p text:style-name="P27">Misura</text:p>
          </table:table-cell>
        </table:table-row>
        <table:table-row table:style-name="TableLine94101373766096">
          <table:table-cell table:style-name="Tabella3.A2" office:value-type="string">
            <text:p text:style-name="P35">Facilità d’uso.</text:p>
          </table:table-cell>
          <table:table-cell table:style-name="Tabella3.A2" office:value-type="string">
            <text:p text:style-name="P19">Il sistema deve essere di facile utilizzo.</text:p>
          </table:table-cell>
          <table:table-cell table:style-name="Tabella3.C2" office:value-type="string">
            <text:p text:style-name="P36">Su un campione di 20 utenti che non conoscono il sistema, la media di tempo necessario per creare un profilo non deve essere superiore ai 5 minuti e il tempo medio per la creazione di un annuncio non deve superare i 10 minuti.</text:p>
          </table:table-cell>
        </table:table-row>
        <table:table-row table:style-name="Tabella3.3">
          <table:table-cell table:style-name="Tabella3.A2" office:value-type="string">
            <text:p text:style-name="P35">Comunicazione errori all’utente.</text:p>
          </table:table-cell>
          <table:table-cell table:style-name="Tabella3.A2" office:value-type="string">
            <text:p text:style-name="P19">Il sistema deve comunicare in maniera chiara nel caso di errori dovuti ad un inserimento erroneo da parte dell’utente.</text:p>
          </table:table-cell>
          <table:table-cell table:style-name="Tabella3.C2" office:value-type="string">
            <text:p text:style-name="P36">Nel caso di inserimenti errati da parte dell’utente dovranno comparire dei messaggi di testo che descrivano il problema con le possibile cause e le possibile soluzioni.</text:p>
          </table:table-cell>
        </table:table-row>
        <table:table-row table:style-name="Tabella3.3">
          <table:table-cell table:style-name="Tabella3.A2" office:value-type="string">
            <text:p text:style-name="P35">Supporto iniziale all’utente.</text:p>
          </table:table-cell>
          <table:table-cell table:style-name="Tabella3.A2" office:value-type="string">
            <text:p text:style-name="P19">Il sistema deve aiutare l’utente a capire le funzionalità di sistema.</text:p>
          </table:table-cell>
          <table:table-cell table:style-name="Tabella3.C2" office:value-type="string">
            <text:p text:style-name="P36">La pagina dei risultati e la pagina di scheda oggetto devono contenere dei messaggi a comparsa sequenziali che descrivano le funzionalità, la prima volta che un utente accede al sistema.</text:p>
          </table:table-cell>
        </table:table-row>
      </table:table>
      <text:p text:style-name="P18"/>
      <text:h text:style-name="P58" text:outline-level="2"><text:bookmark-start text:name="__RefHeading___Toc587_3031824570"/>Accessibilità<text:bookmark-end text:name="__RefHeading___Toc587_3031824570"/></text:h>
      <text:p text:style-name="P12"/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leLine94101373772160">
          <table:table-cell table:style-name="Tabella4.A1" office:value-type="string">
            <text:p text:style-name="P27">Titolo</text:p>
          </table:table-cell>
          <table:table-cell table:style-name="Tabella4.A1" office:value-type="string">
            <text:p text:style-name="P27">Descrizione</text:p>
          </table:table-cell>
          <table:table-cell table:style-name="Tabella4.C1" office:value-type="string">
            <text:p text:style-name="P27">Misura</text:p>
          </table:table-cell>
        </table:table-row>
        <table:table-row table:style-name="TableLine94101373791440">
          <table:table-cell table:style-name="Tabella4.A2" office:value-type="string">
            <text:p text:style-name="P42">Miglioramenti <text:span text:style-name="T20">per una maggiore</text:span> visibilità.</text:p>
          </table:table-cell>
          <table:table-cell table:style-name="Tabella4.A2" office:value-type="string">
            <text:p text:style-name="P19">L’applicazione web deve essere accessibile a tutti gli utenti con condizioni di deficit o disabilità.</text:p>
          </table:table-cell>
          <table:table-cell table:style-name="Tabella4.C2" office:value-type="string">
            <text:p text:style-name="P36">L’applicazione web è conforme alla sezione 1.1.1 nelle WCAG 2.1, i contenuti dovranno essere compre<text:soft-page-break/>si anche tramite screen-reader (JAWS for Windows e screen reader Apple) e le parti testuali del sistema possono venire ingrandite fino al 200%.</text:p>
          </table:table-cell>
        </table:table-row>
        <table:table-row table:style-name="TableLine94101373793056">
          <table:table-cell table:style-name="Tabella4.A2" office:value-type="string">
            <text:p text:style-name="P42">Chiarezza dell’interfaccia.</text:p>
          </table:table-cell>
          <table:table-cell table:style-name="Tabella4.A2" office:value-type="string">
            <text:p text:style-name="P19">Tutte le parti funzionali dell’interfaccia utente devono essere chiare e distinguibili.</text:p>
          </table:table-cell>
          <table:table-cell table:style-name="Tabella4.C2" office:value-type="string">
            <text:p text:style-name="P36">Tutte le parti utili ai fini funzionali rispettano un livello di contrasto AA come definito nelle WCAG 2.1 (sezione 1.4.3).</text:p>
          </table:table-cell>
        </table:table-row>
        <table:table-row table:style-name="TableLine94101373793856">
          <table:table-cell table:style-name="Tabella4.A2" office:value-type="string">
            <text:p text:style-name="P42">Uso della tastiera.</text:p>
          </table:table-cell>
          <table:table-cell table:style-name="Tabella4.A2" office:value-type="string">
            <text:p text:style-name="P19">Il sistema permette più metodi per l’inserimento di input.</text:p>
          </table:table-cell>
          <table:table-cell table:style-name="Tabella4.C2" office:value-type="string">
            <text:p text:style-name="P33"><text:span text:style-name="T20">È </text:span><text:span text:style-name="T19">possibile navigare ed </text:span><text:span text:style-name="T20">usare</text:span><text:span text:style-name="T19"> le funzionalità </text:span><text:span text:style-name="T20">usando</text:span><text:span text:style-name="T19"> solo la tastiera.</text:span></text:p>
          </table:table-cell>
        </table:table-row>
      </table:table>
      <text:h text:style-name="Heading_20_2" text:outline-level="2"/>
      <text:h text:style-name="P59" text:outline-level="2"><text:bookmark-start text:name="__RefHeading___Toc589_3031824570"/>Privacy<text:bookmark-end text:name="__RefHeading___Toc589_3031824570"/></text:h>
      <text:p text:style-name="P15"/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leLine94101373796144">
          <table:table-cell table:style-name="Tabella5.A1" office:value-type="string">
            <text:p text:style-name="P28">Titolo</text:p>
          </table:table-cell>
          <table:table-cell table:style-name="Tabella5.A1" office:value-type="string">
            <text:p text:style-name="P28">Descrizione</text:p>
          </table:table-cell>
          <table:table-cell table:style-name="Tabella5.C1" office:value-type="string">
            <text:p text:style-name="P28">Misura</text:p>
          </table:table-cell>
        </table:table-row>
        <table:table-row table:style-name="TableLine94101373805632">
          <table:table-cell table:style-name="Tabella5.A2" office:value-type="string">
            <text:p text:style-name="P42">Regolamento protezione dati.</text:p>
          </table:table-cell>
          <table:table-cell table:style-name="Tabella5.A2" office:value-type="string">
            <text:p text:style-name="P20">L’applicazione web deve rispettare le norme del regolamento generale sulla protezione dei dati (il GDPR, o ufficialmente detto regolamento (UE) n. 2016/679) in materia di trattamento dei dati personali e di privacy.</text:p>
          </table:table-cell>
          <table:table-cell table:style-name="Tabella5.C2" office:value-type="string">
            <text:p text:style-name="P46"><text:span text:style-name="T25">Il sistema deve essere conforme al GDPR </text:span><text:span text:style-name="T26">nel CAPO II, CAPO III (riguardante i diritti dell’interessato) e nel CAPO IV (riguardante il titolare del trattamento)</text:span><text:span text:style-name="T25">, prestando particolare attenzione ai seguenti articoli: </text:span></text:p>
            <text:p text:style-name="P40"/>
            <text:p text:style-name="P41">articoli 5, 6 e 7 (riguardanti i principi del trattamento dei dati e il consenso dell’interessato),</text:p>
            <text:p text:style-name="P40"/>
            <text:p text:style-name="P40">articolo 12 (<text:span text:style-name="T5">Informazioni, comunicazioni e modalità trasparenti per l’esercizio dei dati interessati</text:span><text:span text:style-name="T12">, ovvero devono essere forniti all’utente informazioni su come vengono usati i suoi dati), </text:span></text:p>
            <text:p text:style-name="P49"/>
            <text:p text:style-name="P40"><text:span text:style-name="T12">articolo 15 (</text:span><text:span text:style-name="T5">Diritto di accesso dell’interessato</text:span><text:span text:style-name="T12">, ovvero l’utente ha diritto di ottenere informazioni relative ai dati conferiti e alle modalità d’uso di essi), </text:span></text:p>
            <text:p text:style-name="P49"/>
            <text:p text:style-name="P40"><text:span text:style-name="T12">articolo 16 (</text:span><text:span text:style-name="T5">Diritto di rettifica </text:span><text:span text:style-name="T12">e </text:span><text:span text:style-name="T5">Diritto all’oblio</text:span><text:span text:style-name="T12">, ovvero l’utente ha il diritto di ottenere la rettifica dei dati personali inesatti</text:span><text:span text:style-name="T13">),</text:span></text:p>
            <text:p text:style-name="P50"/>
            <text:p text:style-name="P40"><text:span text:style-name="T12">articolo 17 </text:span><text:span text:style-name="T13">(</text:span><text:span text:style-name="T7">Diritto all’oblio</text:span><text:span text:style-name="T13">, ovvero l’utente</text:span><text:span text:style-name="T12"> ha il diritto di ottenere la cancellazione dei dati personali e di ottenere comunicazioni in merito, come previsto dall’articolo 19).</text:span></text:p>
          </table:table-cell>
        </table:table-row>
        <text:soft-page-break/>
        <table:table-row table:style-name="TableLine94101373801808">
          <table:table-cell table:style-name="Tabella5.A2" office:value-type="string">
            <text:p text:style-name="P42">Verifica dell’identità.</text:p>
          </table:table-cell>
          <table:table-cell table:style-name="Tabella5.A2" office:value-type="string">
            <text:p text:style-name="P20">Il sito web dovrà verificare l’identità dei propri utenti e non inviare ad altri sistemi i dati sull’identità degli utenti.</text:p>
          </table:table-cell>
          <table:table-cell table:style-name="Tabella5.C2" office:value-type="string">
            <text:p text:style-name="P38">Mediante il sistema di SPID verrà verificata l’identità degli utenti e le relative informazioni non verranno trasferite a terzi.</text:p>
          </table:table-cell>
        </table:table-row>
      </table:table>
      <text:p text:style-name="P23"/>
      <text:h text:style-name="P59" text:outline-level="2"><text:bookmark-start text:name="__RefHeading___Toc591_3031824570"/>Prestazioni<text:bookmark-end text:name="__RefHeading___Toc591_3031824570"/></text:h>
      <text:p text:style-name="P16"/>
      <table:table table:name="Tabella6" table:style-name="Tabella6">
        <table:table-column table:style-name="Tabella6.A"/>
        <table:table-column table:style-name="Tabella6.B"/>
        <table:table-column table:style-name="Tabella6.C"/>
        <table:table-row table:style-name="TableLine94101373819856">
          <table:table-cell table:style-name="Tabella6.A1" office:value-type="string">
            <text:p text:style-name="P28">Titolo</text:p>
          </table:table-cell>
          <table:table-cell table:style-name="Tabella6.A1" office:value-type="string">
            <text:p text:style-name="P28">Descrizione</text:p>
          </table:table-cell>
          <table:table-cell table:style-name="Tabella6.C1" office:value-type="string">
            <text:p text:style-name="P28">Misura</text:p>
          </table:table-cell>
        </table:table-row>
        <table:table-row table:style-name="TableLine94101373834992">
          <table:table-cell table:style-name="Tabella6.A2" office:value-type="string">
            <text:p text:style-name="P42">Avvio applicazione web.</text:p>
          </table:table-cell>
          <table:table-cell table:style-name="Tabella6.A2" office:value-type="string">
            <text:p text:style-name="P21">Il sito web deve caricarsi in un tempo accettabile.</text:p>
          </table:table-cell>
          <table:table-cell table:style-name="Tabella6.C2" office:value-type="string">
            <text:p text:style-name="P38">Il login, ovvero la verifica delle credenziali, sarà effettuato in un massimo di 2 secondi dall’inserimento dei dati.</text:p>
          </table:table-cell>
        </table:table-row>
        <table:table-row table:style-name="TableLine94101373836016">
          <table:table-cell table:style-name="Tabella6.A2" office:value-type="string">
            <text:p text:style-name="P43">Velocità caricamento annunci.</text:p>
          </table:table-cell>
          <table:table-cell table:style-name="Tabella6.A2" office:value-type="string">
            <text:p text:style-name="P21">L’applicazione web deve caricare gli annunci cercati dall’utente in un tempo accettabile.</text:p>
          </table:table-cell>
          <table:table-cell table:style-name="Tabella6.C2" office:value-type="string">
            <text:p text:style-name="P38">Dal momento in cui l’utente cerca degli annunci con dei particolari filtri, l’elenco con gli annunci trovati dovrà essere mostrato in massimo 3 secondi.</text:p>
          </table:table-cell>
        </table:table-row>
        <table:table-row table:style-name="TableLine94101373836272">
          <table:table-cell table:style-name="Tabella6.A2" office:value-type="string">
            <text:p text:style-name="P43">Transizione tra schermate.</text:p>
          </table:table-cell>
          <table:table-cell table:style-name="Tabella6.A2" office:value-type="string">
            <text:p text:style-name="P21">L’applicazione web deve essere fluida nel passaggio da una schermata all’altra.</text:p>
          </table:table-cell>
          <table:table-cell table:style-name="Tabella6.C2" office:value-type="string">
            <text:p text:style-name="P38">La fase di transazione tra una schermata e un’altra deve avvenire in non più di 1 secondo.</text:p>
          </table:table-cell>
        </table:table-row>
      </table:table>
      <text:p text:style-name="P23"/>
      <text:h text:style-name="P59" text:outline-level="2"><text:bookmark-start text:name="__RefHeading___Toc593_3031824570"/>Robustezza<text:bookmark-end text:name="__RefHeading___Toc593_3031824570"/></text:h>
      <text:p text:style-name="P16"/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leLine94101360589488">
          <table:table-cell table:style-name="Tabella7.A1" office:value-type="string">
            <text:p text:style-name="P28">Titolo</text:p>
          </table:table-cell>
          <table:table-cell table:style-name="Tabella7.A1" office:value-type="string">
            <text:p text:style-name="P28">Descrizione</text:p>
          </table:table-cell>
          <table:table-cell table:style-name="Tabella7.C1" office:value-type="string">
            <text:p text:style-name="P28">Misura</text:p>
          </table:table-cell>
        </table:table-row>
        <table:table-row table:style-name="TableLine94101373843568">
          <table:table-cell table:style-name="Tabella7.A2" office:value-type="string">
            <text:p text:style-name="P37">Salvataggio dati.</text:p>
          </table:table-cell>
          <table:table-cell table:style-name="Tabella7.A2" office:value-type="string">
            <text:p text:style-name="P21">È necessario garantire un ripristino dei dati degli utenti e dei prodotti presenti sul sito.</text:p>
          </table:table-cell>
          <table:table-cell table:style-name="Tabella7.C2" office:value-type="string">
            <text:p text:style-name="P38">Il sistema garantisce un backup dei dati degli utenti, dei prodotti presenti sul sito e della cronologia delle chat tra gli utenti nel caso di perdita dei dati nel database.</text:p>
          </table:table-cell>
        </table:table-row>
        <table:table-row table:style-name="TableLine94101373844720">
          <table:table-cell table:style-name="Tabella7.A2" office:value-type="string">
            <text:p text:style-name="P37">Tempo di risoluzione problematiche.</text:p>
          </table:table-cell>
          <table:table-cell table:style-name="Tabella7.A2" office:value-type="string">
            <text:p text:style-name="P23"><text:span text:style-name="T20">Con tempo medio di malfunzionamento si intende il numero massimo di </text:span><text:span text:style-name="T21">minuti consentiti alla risoluzione di problematiche nel sistema.</text:span></text:p>
          </table:table-cell>
          <table:table-cell table:style-name="Tabella7.C2" office:value-type="string">
            <text:p text:style-name="P38">Sarà garantito il ripristino del sistema nel caso di indisponibilità per problematiche in un massimo di 90 minuti.</text:p>
          </table:table-cell>
        </table:table-row>
      </table:table>
      <text:p text:style-name="P23"/>
      <text:p text:style-name="P23"/>
      <text:h text:style-name="P59" text:outline-level="2"><text:bookmark-start text:name="__RefHeading___Toc595_3031824570"/>Localizzazione<text:bookmark-end text:name="__RefHeading___Toc595_3031824570"/></text:h>
      <text:p text:style-name="P16"/>
      <table:table table:name="Tabella8" table:style-name="Tabella8">
        <table:table-column table:style-name="Tabella8.A"/>
        <table:table-column table:style-name="Tabella8.B"/>
        <table:table-column table:style-name="Tabella8.C"/>
        <table:table-row table:style-name="TableLine94101373847664">
          <table:table-cell table:style-name="Tabella8.A1" office:value-type="string">
            <text:p text:style-name="P28">Titolo</text:p>
          </table:table-cell>
          <table:table-cell table:style-name="Tabella8.A1" office:value-type="string">
            <text:p text:style-name="P28">Descrizione</text:p>
          </table:table-cell>
          <table:table-cell table:style-name="Tabella8.C1" office:value-type="string">
            <text:p text:style-name="P28">Misura</text:p>
          </table:table-cell>
        </table:table-row>
        <table:table-row table:style-name="TableLine94101373852640">
          <table:table-cell table:style-name="Tabella8.A2" office:value-type="string">
            <text:p text:style-name="P37">Localizzazione posizione.</text:p>
          </table:table-cell>
          <table:table-cell table:style-name="Tabella8.A2" office:value-type="string">
            <text:p text:style-name="P21">Il sistema deve poter accedere quando possibile e dopo specifica autorizzazione, alla posizione geografica dell’utente.</text:p>
          </table:table-cell>
          <table:table-cell table:style-name="Tabella8.C2" office:value-type="string">
            <text:p text:style-name="P38">Il sistema accederà al sistema GPS del dispositivo da cui l’utente visita il sito web.</text:p>
          </table:table-cell>
        </table:table-row>
      </table:table>
      <text:p text:style-name="P23"/>
      <text:h text:style-name="P59" text:outline-level="2"><text:bookmark-start text:name="__RefHeading___Toc597_3031824570"/>Operatività<text:bookmark-end text:name="__RefHeading___Toc597_3031824570"/></text:h>
      <text:p text:style-name="P16"/>
      <table:table table:name="Tabella9" table:style-name="Tabella9">
        <table:table-column table:style-name="Tabella9.A"/>
        <table:table-column table:style-name="Tabella9.B"/>
        <table:table-column table:style-name="Tabella9.C"/>
        <text:soft-page-break/>
        <table:table-row table:style-name="TableLine94101373856448">
          <table:table-cell table:style-name="Tabella9.A1" office:value-type="string">
            <text:p text:style-name="P28">Titolo</text:p>
          </table:table-cell>
          <table:table-cell table:style-name="Tabella9.A1" office:value-type="string">
            <text:p text:style-name="P28">Descrizione</text:p>
          </table:table-cell>
          <table:table-cell table:style-name="Tabella9.C1" office:value-type="string">
            <text:p text:style-name="P28">Misura</text:p>
          </table:table-cell>
        </table:table-row>
        <table:table-row table:style-name="TableLine94101373860432">
          <table:table-cell table:style-name="Tabella9.A2" office:value-type="string">
            <text:p text:style-name="P42"><text:span text:style-name="T22">Tempo medio di </text:span><text:span text:style-name="T23">inattività</text:span><text:span text:style-name="T22">.</text:span></text:p>
          </table:table-cell>
          <table:table-cell table:style-name="Tabella9.A2" office:value-type="string">
            <text:p text:style-name="P22">Con tempo medio di malfunzionamento si intende il numero massimo di giorni all’anno, ore al mese, minuti al giorno in cui il sistema non è raggiungibile per manutenzione.</text:p>
          </table:table-cell>
          <table:table-cell table:style-name="Tabella9.C2" office:value-type="string">
            <text:p text:style-name="P38">Il sistema <text:span text:style-name="T31">potrà essere non raggiungibile per al più 5 giorni all’anno, 10 ore al mese, 20 minuti al giorno.</text:span></text:p>
          </table:table-cell>
        </table:table-row>
      </table:table>
      <text:p text:style-name="P23"/>
      <text:h text:style-name="P60" text:outline-level="2"><text:bookmark-start text:name="__RefHeading___Toc599_3031824570"/>Capacità<text:bookmark-end text:name="__RefHeading___Toc599_3031824570"/></text:h>
      <text:p text:style-name="P13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leLine94101373863792">
          <table:table-cell table:style-name="Tabella10.A1" office:value-type="string">
            <text:p text:style-name="P29">Titolo</text:p>
          </table:table-cell>
          <table:table-cell table:style-name="Tabella10.A1" office:value-type="string">
            <text:p text:style-name="P29">Descrizione</text:p>
          </table:table-cell>
          <table:table-cell table:style-name="Tabella10.C1" office:value-type="string">
            <text:p text:style-name="P29">Misura</text:p>
          </table:table-cell>
        </table:table-row>
        <table:table-row table:style-name="TableLine94101373869680">
          <table:table-cell table:style-name="Tabella10.A2" office:value-type="string">
            <text:p text:style-name="P39">Gestione del carico degli utenti.</text:p>
          </table:table-cell>
          <table:table-cell table:style-name="Tabella10.A2" office:value-type="string">
            <text:p text:style-name="P24"><text:span text:style-name="T20">Il sistema </text:span><text:span text:style-name="T21">deve funzionare correttamente senza problematiche relative ad una massiccia presenza di utenti collegati.</text:span></text:p>
          </table:table-cell>
          <table:table-cell table:style-name="Tabella10.C2" office:value-type="string">
            <text:p text:style-name="P44"><text:span text:style-name="T20">L</text:span><text:span text:style-name="T18">a seguente proprietà è garantita fino a 300 utenti simultaneamente collegati.</text:span></text:p>
          </table:table-cell>
        </table:table-row>
      </table:table>
      <text:p text:style-name="P24"/>
      <text:h text:style-name="P56" text:outline-level="1"><text:bookmark-start text:name="__RefHeading___Toc2868_493941056"/>Analisi del contesto<text:bookmark-end text:name="__RefHeading___Toc2868_493941056"/></text:h>
      <text:p text:style-name="P64"/>
      <text:p text:style-name="P64">In questo capitolo del documento viene effettuata un’analisi del contesto di <text:span text:style-name="T5">SpottyThings</text:span><text:span text:style-name="T12">, descrivendo testualmente gli attori e i sistemi esterni con cui </text:span><text:span text:style-name="T5">SpottyThings </text:span><text:span text:style-name="T12">si interfaccerà. Verrà inoltre successivamente fornito un diagramma del contesto.</text:span></text:p>
      <text:p text:style-name="P64"><text:span text:style-name="T12"/></text:p>
      <text:h text:style-name="P62" text:outline-level="2"><text:bookmark-start text:name="__RefHeading___Toc2870_493941056"/><text:span text:style-name="T33">Attori </text:span><text:bookmark-end text:name="__RefHeading___Toc2870_493941056"/></text:h>
      <text:p text:style-name="P65"/>
      <text:p text:style-name="P65"><text:span text:style-name="T8">Utente non autenticato</text:span><text:span text:style-name="T15">: l’utente non autenticato è un attore, ovvero un’entità che andrà ad utilizzare il nostro sistema. Gli utenti non autenticati interagiscono con </text:span><text:span text:style-name="T3">SpottyThings</text:span><text:span text:style-name="T15"> usando direttamente le funzionalità che vengono offerte. In particolar modo, un utente non autenticato può: registrarsi (vedi requisiti funzionali RF 1, RF 2 e RF 3), ricercare annunci sulla base di particolari filtri (vedi requisiti funzionali </text:span><text:span text:style-name="T28">RF 12, RF 13, RF 14 e RF 15</text:span><text:span text:style-name="T15">) e visualizzare prodotti di interesse, con le relative informazioni (vedi requisiti funzionali RF 17, RF 18 e RF 19).</text:span></text:p>
      <text:p text:style-name="P65"><text:span text:style-name="T15"/></text:p>
      <text:p text:style-name="P65"><text:span text:style-name="T8">Utente autenticato</text:span><text:span text:style-name="T15">: questa è la seconda ed ultima tipologia di attore che interagisce con il sistema. Un </text:span><text:span text:style-name="T3">utente non autenticato</text:span><text:span text:style-name="T15"> diventa </text:span><text:span text:style-name="T3">utente autenticato </text:span><text:span text:style-name="T15">dopo aver effettuato la registrazione e aver ottenuto un proprio profilo su </text:span><text:span text:style-name="T3">SpottyThings</text:span><text:span text:style-name="T15">. Può svolgere chiaramente le già citate funzionalità di ricerca e visualizzazione dei prodotti, ma può anche usufruire dopo aver fatto il login al proprio account, di funzionalità più avanzate dell’applicazione web: </text:span><text:span text:style-name="T28">visualizzare e modificare il proprio profilo</text:span><text:span text:style-name="T15"> (vedi requisiti funzionali dal RF 6 al RF 11), comporre una lista degli oggetti di maggiore interesse (vedi RF 20), interagire con altri utenti via chat (vedi RF 22), pagare online per un prodotto (vedi RF 23), postare, modificare e rimuovere annunci sui prodotti che si intendono vendere (vedi RF 24, RF 26 e RF 27) e fornire un feedback sulla riuscita di una transazione (vedi RF 29). </text:span></text:p>
      <text:p text:style-name="P66"><text:span text:style-name="T14"/></text:p>
      <text:h text:style-name="P61" text:outline-level="2">Sistemi esterni</text:h>
      <text:p text:style-name="P65"/>
      <text:p text:style-name="P65"><text:span text:style-name="T8">Auth0</text:span><text:span text:style-name="T15">: sistema subordinato che </text:span><text:span text:style-name="T29">funzionalità</text:span><text:span text:style-name="T15"> per effettuare login e registrazione, gestire l’autenticazione a due fattori, </text:span><text:span text:style-name="T16">il ripristino e il cambiamento della password (come previsto dai RF 1, RF 2, RF 4, RF 5 e RF 6).</text:span></text:p>
      <text:p text:style-name="P66"><text:span text:style-name="T16"/></text:p>
      <text:p text:style-name="P67">SPID<text:span text:style-name="T14">: sistema subordinato usato dal sistema per verificare l’identità degli utenti che intendono registrarsi (vedi RF 3).</text:span></text:p>
      <text:p text:style-name="P67"><text:span text:style-name="T14"/></text:p>
      <text:p text:style-name="P69"><text:span text:style-name="T9">GPS</text:span><text:span text:style-name="T16">: sistema usato per ricavare la posizione dell’utente (se </text:span><text:span text:style-name="T29">ne dà l’autorizzazione</text:span><text:span text:style-name="T16">), come richiesto da RNF 21. Possiamo definire il sistema GPS del dispositivo da cui l’utente accede un sistema paritario a</text:span><text:span text:style-name="T4"> SpottyThings</text:span><text:span text:style-name="T16"> in quanto fa parte dello stesso dispositivo su cui viene eseguita la nostra applicazione web. </text:span></text:p>
      <text:p text:style-name="P69"><text:span text:style-name="T16"/></text:p>
      <text:p text:style-name="P67">Google Maps API<text:span text:style-name="T14">: ulteriore sistema subordinato a </text:span><text:span text:style-name="T11">SpottyThins</text:span><text:span text:style-name="T14">, si useranno le API di Google Maps per inserire una mappa sul sito (come richiesto dal RF 18).</text:span></text:p>
      <text:p text:style-name="P67"><text:span text:style-name="T14"/></text:p>
      <text:p text:style-name="P67">Google Calendar API<text:span text:style-name="T14">: sistema subordinato che fornisce un calendario al sito web, come richiesto nei requisiti funzionali RF 13 e RF 17.</text:span></text:p>
      <text:p text:style-name="P67"><text:span text:style-name="T14"/></text:p>
      <text:p text:style-name="P67"><text:soft-page-break/></text:p>
      <text:p text:style-name="P67">MongoDB<text:span text:style-name="T14">: sistema subordinato usato dall’applicazione web per salvare i dati personali degli utenti </text:span><text:span text:style-name="T17">e</text:span><text:span text:style-name="T14"> le informazioni sugli oggetti postati sul sito </text:span><text:span text:style-name="T17">in un dato momento.</text:span></text:p>
      <text:p text:style-name="P67"><text:span text:style-name="T17"/></text:p>
      <text:p text:style-name="P68">PayPal<text:span text:style-name="T14">: sistema subordinato a </text:span><text:span text:style-name="T11">SpottyThings</text:span><text:span text:style-name="T14"> che viene utilizzato dal sito per gestire tutte le transazioni e lo scambio di denaro online (vedi RF 23, RF 28 e RF 32). Si useranno alcune funzionalità di </text:span><text:span text:style-name="T11">PayPal </text:span><text:span text:style-name="T14">non solo per gestire i pagamenti online, ma anche per permettere agli utenti di inserire comodamente un metodo di pagamento collegando il proprio conto </text:span><text:span text:style-name="T11">PayPal </text:span><text:span text:style-name="T14">all’applicazione web.</text:span></text:p>
      <text:p text:style-name="P68"><text:span text:style-name="T14"/></text:p>
      <text:p text:style-name="P70"><text:span text:style-name="T10">Messaggistica Zendesk</text:span><text:span text:style-name="T17">: sistema subordinato che fornisce una chat privata sul sito, come richiesto dal RF 22. Sarà compito dei sottosistemi forniti da questo componente esterno gestire la chat privata tra gli utente </text:span><text:span text:style-name="T30">con tutte le varie features di una normale chat.</text:span></text:p>
      <text:p text:style-name="P70"><text:span text:style-name="T30"/></text:p>
      <text:p text:style-name="P68"><text:span text:style-name="T18">Gmail API</text:span><text:span text:style-name="T27">: sistema subordinato che viene usato dalla nostra applicazione web per inviare automaticamente delle mail agli utenti: comunicazioni relative al proprio profilo, link per conferma di ripristino e cambiamento password (vedi RNF 2 e RNF 3) o sblocco account (vedi RNF 4), moduli per confermare la ricezione dell’ordine (vedi RF 33) e moduli per fornire una recensione relativa all’affidabilità del venditore (vedi RF 29).</text:span></text:p>
      <text:p text:style-name="P73"><text:span text:style-name="T27"/></text:p>
      <text:h text:style-name="P63" text:outline-level="2">Diagramma di contesto</text:h>
      <text:p text:style-name="P71"/>
      <text:p text:style-name="P72">Useremo un diagramma di contesto per rappresentare graficamente gli attori e i sistemi esterni con cui <text:span text:style-name="T5">SpottyThings </text:span><text:span text:style-name="T12">interagisce, evidenziamo i flussi di informazione e la loro direzionalità, per rendere chiaro quali particolari funzionalità fornisce all’applicazione web ogni sistema esterno.<text:tab/> 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2" svg:font-family="arial" style:font-adornments="Corsivo" style:font-family-generic="swiss"/>
    <style:font-face style:name="arial1" svg:font-family="arial" style:font-adornments="Grassetto" style:font-family-generic="swiss"/>
    <style:font-face style:name="arial" svg:font-family="arial" style:font-adornments="Normale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style:font-name="arial" fo:font-family="arial" style:font-style-name="Normale" style:font-family-generic="swiss" fo:font-size="11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99cm" fo:margin-bottom="0cm" loext:contextual-spacing="false" style:page-number="auto"/>
      <style:text-properties style:font-name="arial2" fo:font-family="arial" style:font-style-name="Corsivo" style:font-family-generic="swiss" fo:font-size="14pt" fo:font-style="normal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049cm" fo:margin-bottom="0cm" loext:contextual-spacing="false"/>
      <style:text-properties style:font-name="arial1" fo:font-family="arial" style:font-style-name="Grassetto" style:font-family-generic="swiss" fo:font-size="9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T2" style:family="text">
      <style:text-properties fo:font-style="italic" fo:font-weight="normal" officeooo:rsid="0025aa4f" style:font-style-asian="italic" style:font-weight-asian="normal" style:font-style-complex="italic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magine1" text:anchor-type="char" svg:x="0.099cm" svg:y="-0.758cm" svg:width="4.643cm" svg:height="1.923cm" draw:z-index="11"><draw:image xlink:href="Pictures/100002010000055600000300361D783FB9C67B03.png" xlink:type="simple" xlink:show="embed" xlink:actuate="onLoad" loext:mime-type="image/png"/></draw:frame>Documento: <text:span text:style-name="MT1">D</text:span><text:span text:style-name="MT2">2</text:span><text:span text:style-name="MT1">-T25</text:span></text:p>
        <text:p text:style-name="MP2">Revisione:<text:span text:style-name="MT3"> </text:span><text:span text:style-name="MT1">1.0</text:span></text:p>
      </style:header>
      <style:footer>
        <text:p text:style-name="MP3"><text:page-number text:select-page="current">1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6T21:41:11.633909712</meta:creation-date>
    <meta:generator>LibreOffice/6.4.7.2$Linux_X86_64 LibreOffice_project/40$Build-2</meta:generator>
    <dc:date>2022-10-24T17:03:59.119192675</dc:date>
    <meta:editing-duration>PT1H30M43S</meta:editing-duration>
    <meta:editing-cycles>13</meta:editing-cycles>
    <meta:document-statistic meta:table-count="10" meta:image-count="1" meta:object-count="0" meta:page-count="12" meta:paragraph-count="173" meta:word-count="2144" meta:character-count="14262" meta:non-whitespace-character-count="12277"/>
  </office:meta>
</office:document-meta>
</file>